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office:automatic-styles>
  <office:body>
    <office:text>
      <text:h text:style-name="Heading_20_1" text:outline-level="1"><text:bookmark-start text:name="cross-license-foundation-agreement"/>Cross License Foundation Agreement<text:bookmark-end text:name="cross-license-foundation-agreement"/></text:h>
      <text:p text:style-name="First_20_paragraph">Version 1.0.0-pre.1</text:p>
      <text:p text:style-name="Text_20_body"><text:a xlink:type="simple" xlink:href="https://xlfoundation.com/agreement/1.0.0-pre.1" office:name=""><text:span text:style-name="Definition">https://xlfoundation.com/agreement/1.0.0-pre.1</text:span></text:a></text:p>
      <text:h text:style-name="Heading_20_2" text:outline-level="2"><text:bookmark-start text:name="purpose"/>Purpose<text:bookmark-end text:name="purpose"/></text:h>
      <text:p text:style-name="First_20_paragraph">These terms enable contributors working together on a project covered by copyrights or patents to make collective decisions about changing the license terms for their project over time.</text:p>
      <text:h text:style-name="Heading_20_2" text:outline-level="2"><text:bookmark-start text:name="acceptance"/>Acceptance<text:bookmark-end text:name="acceptance"/></text:h>
      <text:p text:style-name="First_20_paragraph">In order to get any license under these terms, you must apply to become a contributor, be accepted, and agree to these terms. These terms are both obligations under an agreement among all contributors and conditions to all the cross licenses they give and receive under that agreement.</text:p>
      <text:h text:style-name="Heading_20_2" text:outline-level="2"><text:bookmark-start text:name="contributors"/>Contributors<text:bookmark-end text:name="contributors"/></text:h>
      <text:h text:style-name="Heading_20_3" text:outline-level="3"><text:bookmark-start text:name="qualifications"/>Qualifications<text:bookmark-end text:name="qualifications"/></text:h>
      <text:p text:style-name="First_20_paragraph">Only candidates offering contributions of copyrights or patent rights to the project can apply to become contributors.</text:p>
      <text:h text:style-name="Heading_20_3" text:outline-level="3"><text:bookmark-start text:name="application"/>Application<text:bookmark-end text:name="application"/></text:h>
      <text:p text:style-name="First_20_paragraph">To apply to become a contributor, a candidate must send the following to an existing contributor:</text:p>
      <text:list text:style-name="L1">
        <text:list-item>
          <text:p text:style-name="P1">their <text:a xlink:type="simple" xlink:href="#addresses" office:name=""><text:span text:style-name="Definition">address</text:span></text:a> for <text:a xlink:type="simple" xlink:href="#communications" office:name=""><text:span text:style-name="Definition">communication</text:span></text:a></text:p>
        </text:list-item>
        <text:list-item>
          <text:p text:style-name="P1">a World Wide Web or other Internet address where contributors can review the first contribution they are offering</text:p>
        </text:list-item>
        <text:list-item>
          <text:p text:style-name="P1">copies of, or World Wide Web links to, the terms of this agreement and the current statements of <text:a xlink:type="simple" xlink:href="#license-criteria" office:name=""><text:span text:style-name="Definition">license criteria</text:span></text:a> and <text:a xlink:type="simple" xlink:href="#communication-system" office:name=""><text:span text:style-name="Definition">communication system</text:span></text:a></text:p>
        </text:list-item>
      </text:list>
      <text:h text:style-name="Heading_20_3" text:outline-level="3"><text:bookmark-start text:name="admission"/>Admission<text:bookmark-end text:name="admission"/></text:h>
      <text:p text:style-name="First_20_paragraph">For a candidate to become a contributor, an existing contributor must follow each of these steps, one after another, in order:</text:p>
      <text:list text:style-name="L2">
        <text:list-item>
          <text:p text:style-name="P2"><text:a xlink:type="simple" xlink:href="#circulating-messages" office:name=""><text:span text:style-name="Definition">circulate</text:span></text:a> the candidate’s complete application</text:p>
        </text:list-item>
        <text:list-item>
          <text:p text:style-name="P2">secure <text:a xlink:type="simple" xlink:href="#majority" office:name=""><text:span text:style-name="Definition">majority approval</text:span></text:a> in favor of their application</text:p>
        </text:list-item>
        <text:list-item>
          <text:p text:style-name="P2"><text:a xlink:type="simple" xlink:href="#circulating-messages" office:name=""><text:span text:style-name="Definition">circulate</text:span></text:a> a current list of all contributor <text:a xlink:type="simple" xlink:href="#addresses" office:name=""><text:span text:style-name="Definition">addresses</text:span></text:a>, including the new contributor’s</text:p>
        </text:list-item>
      </text:list>
      <text:h text:style-name="Heading_20_3" text:outline-level="3"><text:bookmark-start text:name="resignation"/>Resignation<text:bookmark-end text:name="resignation"/></text:h>
      <text:p text:style-name="First_20_paragraph">Any contributor may resign at any time by <text:a xlink:type="simple" xlink:href="#circulating-messages" office:name=""><text:span text:style-name="Definition">circulating</text:span></text:a> a message of resignation. When a contributor resigns, all cross licenses to that contributor end, but their cross licenses to other contributors, as well as any sublicenses they have given for <text:a xlink:type="simple" xlink:href="#relicensing" office:name=""><text:span text:style-name="Definition">relicensing</text:span></text:a>, continue.</text:p>
      <text:h text:style-name="Heading_20_2" text:outline-level="2"><text:bookmark-start text:name="cross-licenses"/>Cross Licenses<text:bookmark-end text:name="cross-licenses"/></text:h>
      <text:h text:style-name="Heading_20_3" text:outline-level="3"><text:bookmark-start text:name="copyright"/>Copyright<text:bookmark-end text:name="copyright"/></text:h>
      <text:p text:style-name="First_20_paragraph">Each contributor gives a cross license covering all copyrights in their contributions to the project to each other contributor.</text:p>
      <text:h text:style-name="Heading_20_3" text:outline-level="3"><text:bookmark-start text:name="patent"/>Patent<text:bookmark-end text:name="patent"/></text:h>
      <text:p text:style-name="First_20_paragraph">Each contributor gives a cross license for the project covering any patent claims they can license or become able to license to each other contributor.</text:p>
      <text:h text:style-name="Heading_20_3" text:outline-level="3"><text:bookmark-start text:name="scope"/>Scope<text:bookmark-end text:name="scope"/></text:h>
      <text:p text:style-name="First_20_paragraph">Each cross license under these terms covers all contributors, past, present, and future, and all contributions submitted to the project, past, present, and future.</text:p>
      <text:h text:style-name="Heading_20_3" text:outline-level="3"><text:bookmark-start text:name="rights"/>Rights<text:bookmark-end text:name="rights"/></text:h>
      <text:p text:style-name="First_20_paragraph">Cross licenses under these terms do not give contributors themselves any special permission for the project, only permission to <text:a xlink:type="simple" xlink:href="#relicense" office:name=""><text:span text:style-name="Definition">relicense</text:span></text:a>.</text:p>
      <text:h text:style-name="Heading_20_3" text:outline-level="3"><text:bookmark-start text:name="relicensing"/>Relicensing<text:bookmark-end text:name="relicensing"/></text:h>
      <text:p text:style-name="First_20_paragraph">Any contributor may relicense the project as a whole by granting a sublicense under new terms meeting any <text:a xlink:type="simple" xlink:href="#license-criteria" office:name=""><text:span text:style-name="Definition">license criteria</text:span></text:a> in effect at the time within thirty calendar days of securing <text:a xlink:type="simple" xlink:href="#majority" office:name=""><text:span text:style-name="Definition">majority approval</text:span></text:a>. When <text:a xlink:type="simple" xlink:href="#soliciting-votes" office:name=""><text:span text:style-name="Definition">soliciting votes</text:span></text:a> for relicensing, a contributor must <text:a xlink:type="simple" xlink:href="#circulating-messages" office:name=""><text:span text:style-name="Definition">circulate</text:span></text:a>:</text:p>
      <text:list text:style-name="L3">
        <text:list-item>
          <text:p text:style-name="P3">identification of the contributor proposing to relicense the project</text:p>
        </text:list-item>
        <text:list-item>
          <text:p text:style-name="P3">an exact copy of the new license terms</text:p>
        </text:list-item>
        <text:list-item>
          <text:p text:style-name="P3">an exact copy of all the terms of any agreement that has, will, or could compensate the contributor for proposing or securing approval of the relicensing</text:p>
        </text:list-item>
      </text:list>
      <text:h text:style-name="Heading_20_3" text:outline-level="3"><text:bookmark-start text:name="license-criteria"/>License Criteria<text:bookmark-end text:name="license-criteria"/></text:h>
      <text:p text:style-name="First_20_paragraph">The first two contributors must agree on any criteria for terms on which the project can be relicensed. They must publish a dated statement of those criteria, or a dated statement that there are no criteria, together with the terms of this agreement, where potential contributors can find and read them. No contributor can relicense the project onto new terms that fail to meet the license criteria. Any contributor may change the license criteria by securing <text:a xlink:type="simple" xlink:href="#supermajority" office:name=""><text:span text:style-name="Definition">supermajority approval</text:span></text:a> in favor of the change.</text:p>
      <text:h text:style-name="Heading_20_2" text:outline-level="2"><text:bookmark-start text:name="communications"/>Communications<text:bookmark-end text:name="communications"/></text:h>
      <text:h text:style-name="Heading_20_3" text:outline-level="3"><text:bookmark-start text:name="equal-information"/>Equal Information<text:bookmark-end text:name="equal-information"/></text:h>
      <text:p text:style-name="First_20_paragraph">Each contributor is entitled to receive each message sent to any other contributor under these terms.</text:p>
      <text:h text:style-name="Heading_20_3" text:outline-level="3"><text:bookmark-start text:name="circulating-messages"/>Circulating Messages<text:bookmark-end text:name="circulating-messages"/></text:h>
      <text:p text:style-name="First_20_paragraph">To circulate a message under these terms, a contributor must send the message in the English language to each other contributor, <text:a xlink:type="simple" xlink:href="#retry" office:name=""><text:span text:style-name="Definition">retrying</text:span></text:a> as necessary.</text:p>
      <text:h text:style-name="Heading_20_3" text:outline-level="3"><text:bookmark-start text:name="circulating-notices"/>Circulating Notices<text:bookmark-end text:name="circulating-notices"/></text:h>
      <text:p text:style-name="First_20_paragraph">Any contributor who receives a notice under the terms of a relicensing must <text:a xlink:type="simple" xlink:href="#circulating-messages" office:name=""><text:span text:style-name="Definition">circulate</text:span></text:a> that notice, <text:a xlink:type="simple" xlink:href="#retrying" office:name=""><text:span text:style-name="Definition">retrying</text:span></text:a> as necessary.</text:p>
      <text:h text:style-name="Heading_20_3" text:outline-level="3"><text:bookmark-start text:name="addresses"/>Addresses<text:bookmark-end text:name="addresses"/></text:h>
      <text:p text:style-name="First_20_paragraph">The first two contributors must agree on a global, free or low-cost, high-speed, electronic communication system, such as e-mail, and provide addresses for that system. They must publish dated statement of that choice, together with the terms of this agreement, where potential contributors can find and read them. Later contributors must provide addresses for the same system.</text:p>
      <text:h text:style-name="Heading_20_3" text:outline-level="3"><text:bookmark-start text:name="change-of-address"/>Change of Address<text:bookmark-end text:name="change-of-address"/></text:h>
      <text:p text:style-name="First_20_paragraph">Any contributor may change their address by <text:a xlink:type="simple" xlink:href="#circulating-messages" office:name=""><text:span text:style-name="Definition">circulating</text:span></text:a> their new address from their current address. Alternatively, any contributor may change their address by <text:a xlink:type="simple" xlink:href="#circulating-messages" office:name=""><text:span text:style-name="Definition">circulating</text:span></text:a> their new address from a different address and securing <text:a xlink:type="simple" xlink:href="#supermajority" office:name=""><text:span text:style-name="Definition">supermajority approval</text:span></text:a>, without any opposing message from their old address.</text:p>
      <text:h text:style-name="Heading_20_2" text:outline-level="2"><text:bookmark-start text:name="voting"/>Voting<text:bookmark-end text:name="voting"/></text:h>
      <text:h text:style-name="Heading_20_3" text:outline-level="3"><text:bookmark-start text:name="equal-vote"/>Equal Vote<text:bookmark-end text:name="equal-vote"/></text:h>
      <text:p text:style-name="First_20_paragraph">Each contributor is entitled to cast a single, equal vote on each proposal under these terms.</text:p>
      <text:h text:style-name="Heading_20_3" text:outline-level="3"><text:bookmark-start text:name="majority"/>Majority<text:bookmark-end text:name="majority"/></text:h>
      <text:p text:style-name="First_20_paragraph">For majority approval, a majority of responding contributors must vote in favor.</text:p>
      <text:h text:style-name="Heading_20_3" text:outline-level="3"><text:bookmark-start text:name="supermajority"/>Supermajority<text:bookmark-end text:name="supermajority"/></text:h>
      <text:p text:style-name="First_20_paragraph">For supermajority approval, two thirds of responding contributors must vote in favor.</text:p>
      <text:h text:style-name="Heading_20_3" text:outline-level="3"><text:bookmark-start text:name="counting"/>Counting<text:bookmark-end text:name="counting"/></text:h>
      <text:p text:style-name="First_20_paragraph">The contributor soliciting approval counts as a contributor voting in favor.</text:p>
      <text:h text:style-name="Heading_20_3" text:outline-level="3"><text:bookmark-start text:name="deadline"/>Deadline<text:bookmark-end text:name="deadline"/></text:h>
      <text:p text:style-name="First_20_paragraph">The deadline for approval of any proposal is thirty calendar days from when <text:a xlink:type="simple" xlink:href="#soliciting-votes" office:name=""><text:span text:style-name="Definition">votes were first solicited</text:span></text:a>.</text:p>
      <text:h text:style-name="Heading_20_3" text:outline-level="3"><text:bookmark-start text:name="securing-approval"/>Securing Approval<text:bookmark-end text:name="securing-approval"/></text:h>
      <text:p text:style-name="First_20_paragraph">To secure an approval, a contributor must <text:a xlink:type="simple" xlink:href="#soliciting-votes" office:name=""><text:span text:style-name="Definition">solicit votes</text:span></text:a>, then <text:a xlink:type="simple" xlink:href="#tallying-votes" office:name=""><text:span text:style-name="Definition">tally votes</text:span></text:a>, and finally <text:a xlink:type="simple" xlink:href="#reporting-results" office:name=""><text:span text:style-name="Definition">report the result</text:span></text:a>.</text:p>
      <text:h text:style-name="Heading_20_3" text:outline-level="3"><text:bookmark-start text:name="soliciting-votes"/>Soliciting Votes<text:bookmark-end text:name="soliciting-votes"/></text:h>
      <text:p text:style-name="First_20_paragraph">To solicit votes, a contributor must <text:a xlink:type="simple" xlink:href="#circulating-messages" office:name=""><text:span text:style-name="Definition">circulate</text:span></text:a> a single message with all of these details:</text:p>
      <text:list text:style-name="L4">
        <text:list-item>
          <text:p text:style-name="P4">the identity of the project</text:p>
        </text:list-item>
        <text:list-item>
          <text:p text:style-name="P4">the complete text of the proposal</text:p>
        </text:list-item>
        <text:list-item>
          <text:p text:style-name="P4">the voting standard required</text:p>
        </text:list-item>
        <text:list-item>
          <text:p text:style-name="P4">the date of the <text:a xlink:type="simple" xlink:href="#deadline" office:name=""><text:span text:style-name="Definition">deadline</text:span></text:a></text:p>
        </text:list-item>
      </text:list>
      <text:h text:style-name="Heading_20_3" text:outline-level="3"><text:bookmark-start text:name="casting-votes"/>Casting Votes<text:bookmark-end text:name="casting-votes"/></text:h>
      <text:p text:style-name="First_20_paragraph">Contributors may vote by replying to a message soliciting votes using the same communication system. Messages like “I approve.”, “I vote in favor.”, and “Aye” count as votes in favor. Messages like “I oppose.”, “I vote against.”, and “Nay” count as votes against.</text:p>
      <text:h text:style-name="Heading_20_3" text:outline-level="3"><text:bookmark-start text:name="tallying-votes"/>Tallying Votes<text:bookmark-end text:name="tallying-votes"/></text:h>
      <text:p text:style-name="First_20_paragraph">To tally votes, the contributor who solicited votes must ensure that each vote message is <text:a xlink:type="simple" xlink:href="#circulating-messages" office:name=""><text:span text:style-name="Definition">circulated</text:span></text:a>. If the communication system enables forwarding messages verbatim, such as by forwarding e-mail, the contributor must forward vote messages verbatim. If a voting contributor <text:a xlink:type="simple" xlink:href="#circulating-messages" office:name=""><text:span text:style-name="Definition">circulates</text:span></text:a> their vote themself, the contributor soliciting votes need not <text:a xlink:type="simple" xlink:href="#circulating-messages" office:name=""><text:span text:style-name="Definition">circulate</text:span></text:a> it again.</text:p>
      <text:h text:style-name="Heading_20_3" text:outline-level="3"><text:bookmark-start text:name="reporting-results"/>Reporting Results<text:bookmark-end text:name="reporting-results"/></text:h>
      <text:p text:style-name="First_20_paragraph">To report a result, the contributor who solicited votes must <text:a xlink:type="simple" xlink:href="#circulating-messages" office:name=""><text:span text:style-name="Definition">circulate</text:span></text:a> a single message with all of these details within seven calendar days after the <text:a xlink:type="simple" xlink:href="#deadline" office:name=""><text:span text:style-name="Definition">deadline</text:span></text:a>:</text:p>
      <text:list text:style-name="L5">
        <text:list-item>
          <text:p text:style-name="P5">all the information required to <text:a xlink:type="simple" xlink:href="#soliciting-votes" office:name=""><text:span text:style-name="Definition">solicit votes</text:span></text:a></text:p>
        </text:list-item>
        <text:list-item>
          <text:p text:style-name="P5">copies of all <text:a xlink:type="simple" xlink:href="#voting" office:name=""><text:span text:style-name="Definition">vote messages</text:span></text:a></text:p>
        </text:list-item>
        <text:list-item>
          <text:p text:style-name="P5">counts of votes in favor, votes against, and contributors not responding by the <text:a xlink:type="simple" xlink:href="#deadline" office:name=""><text:span text:style-name="Definition">deadline</text:span></text:a></text:p>
        </text:list-item>
        <text:list-item>
          <text:p text:style-name="P5">whether contributors approved the proposal or not</text:p>
        </text:list-item>
      </text:list>
      <text:h text:style-name="Heading_20_2" text:outline-level="2"><text:bookmark-start text:name="retry"/>Retry<text:bookmark-end text:name="retry"/></text:h>
      <text:p text:style-name="First_20_paragraph">When a <text:a xlink:type="simple" xlink:href="#communications" office:name=""><text:span text:style-name="Definition">communication</text:span></text:a> system fails to deliver a message:</text:p>
      <text:list text:style-name="L6">
        <text:list-item>
          <text:p text:style-name="P6">The sending contributor must <text:a xlink:type="simple" xlink:href="#circulating-messages" office:name=""><text:span text:style-name="Definition">circulate</text:span></text:a> word of the failure and any failure message from the system.</text:p>
        </text:list-item>
        <text:list-item>
          <text:p text:style-name="P6">The sending contributor must wait forty-eight hours, then try again. If the receiving contributor <text:a xlink:type="simple" xlink:href="#change-of-address" office:name=""><text:span text:style-name="Definition">changed</text:span></text:a> their <text:a xlink:type="simple" xlink:href="#address" office:name=""><text:span text:style-name="Definition">address</text:span></text:a> since the first try, the sending contributor must use the new <text:a xlink:type="simple" xlink:href="#address" office:name=""><text:span text:style-name="Definition">address</text:span></text:a>.</text:p>
        </text:list-item>
        <text:list-item>
          <text:p text:style-name="P6">If the second try also fails, the sending contributor must <text:a xlink:type="simple" xlink:href="#circulating-messages" office:name=""><text:span text:style-name="Definition">circulate</text:span></text:a> word of the failure and any failure message from the system. The receiving contributor is then considered to be not responding.</text:p>
        </text:list-item>
      </text:list>
      <text:h text:style-name="Heading_20_2" text:outline-level="2"><text:bookmark-start text:name="broken-rules"/>Broken Rules<text:bookmark-end text:name="broken-rules"/></text:h>
      <text:p text:style-name="First_20_paragraph">If any contributor unintentionally breaks a rule of these terms at the expense of another contributor, and the contributor who was wronged <text:a xlink:type="simple" xlink:href="#circulating-messages" office:name=""><text:span text:style-name="Definition">circulates</text:span></text:a> a message about the breach, other contributors can keep their cross licenses from the contributor who was wronged if any one or more of them makes the situation right within fourteen calendar days. If the contributor did not get an <text:a xlink:type="simple" xlink:href="#equal-vote" office:name=""><text:span text:style-name="Definition">equal vote</text:span></text:a>, contributors must retake the vote. If the contributor did not get <text:a xlink:type="simple" xlink:href="#equal-information" office:name=""><text:span text:style-name="Definition">equal information</text:span></text:a>, contributors must <text:a xlink:type="simple" xlink:href="#cirulating-messages" office:name=""><text:span text:style-name="Definition">circulate</text:span></text:a> the message again, and if any vote was taken between when the message was not sent and when the contributor finally received it, contributors must retake that vote.</text:p>
      <text:h text:style-name="Heading_20_2" text:outline-level="2"><text:bookmark-start text:name="changes"/>Changes<text:bookmark-end text:name="changes"/></text:h>
      <text:p text:style-name="First_20_paragraph">Any contributor may change these terms by securing <text:a xlink:type="simple" xlink:href="#supermajority" office:name=""><text:span text:style-name="Definition">supermajority approval</text:span></text:a> in favor of the change. Changes apply from the time of approval going forward, not retroactively.</text:p>
      <text:h text:style-name="Heading_20_2" text:outline-level="2"><text:bookmark-start text:name="no-liability"/>No Liability<text:bookmark-end text:name="no-liability"/></text:h>
      <text:p text:style-name="First_20_paragraph"><text:span text:style-name="T1">As far as the law allows, the project comes as is, without any warranty or condition, and no contributor will be liable to any other contributor for any damages related to the use or quality of the project, under any kind of legal clai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
    <dc:description/>
    <dc:subject/>
    <meta:keyword/>
    <meta:initial-creator/>
    <dc:creator/>
    <meta:creation-date>2021-02-19T18:48:21Z</meta:creation-date>
    <dc:date>2021-02-19T18:48:21Z</dc:date>
  </office:meta>
</office:document-meta>
</file>